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stroke="dash" draw:stroke-dash="Fine_20_Dashed" svg:stroke-width="0.1cm" svg:stroke-color="#3465a4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0.45cm" fo:min-width="2.915cm"/>
    </style:style>
    <style:style style:name="gr20" style:family="graphic" style:parent-style-name="standard">
      <style:graphic-properties svg:stroke-color="#000000" draw:fill="solid" draw:fill-color="#aecf00" draw:textarea-horizontal-align="justify" draw:textarea-vertical-align="middle" draw:auto-grow-height="false" fo:min-height="0.45cm" fo:min-width="2.915cm"/>
    </style:style>
    <style:style style:name="gr21" style:family="graphic" style:parent-style-name="standard">
      <style:graphic-properties svg:stroke-color="#000000" draw:fill="solid" draw:fill-color="#ff9966" draw:textarea-horizontal-align="justify" draw:textarea-vertical-align="middle" draw:auto-grow-height="false" fo:min-height="0.451cm" fo:min-width="2.9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 Narrow" fo:font-weight="bold" style:font-weight-asian="bold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Liberation Sans Narrow"/>
    </style:style>
    <style:style style:name="P4" style:family="paragraph">
      <loext:graphic-properties draw:fill="solid" draw:fill-color="#579d1c"/>
      <style:paragraph-properties fo:text-align="center"/>
      <style:text-properties style:font-name="Liberation Sans Narrow" fo:font-weight="bold" style:font-weight-asian="bold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Liberation Sans Narrow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9966"/>
      <style:paragraph-properties fo:text-align="center"/>
      <style:text-properties style:font-name="Liberation Sans Narrow"/>
    </style:style>
    <style:style style:name="P8" style:family="paragraph">
      <loext:graphic-properties draw:fill="solid" draw:fill-color="#ff9966"/>
      <style:paragraph-properties fo:text-align="center"/>
      <style:text-properties style:font-name="Liberation Sans Narrow" fo:font-weight="normal" style:font-weight-asian="normal" style:font-weight-complex="normal"/>
    </style:style>
    <style:style style:name="P9" style:family="paragraph">
      <loext:graphic-properties draw:fill="solid" draw:fill-color="#aecf00"/>
      <style:paragraph-properties fo:text-align="center"/>
      <style:text-properties style:font-name="Liberation Sans Narrow"/>
    </style:style>
    <style:style style:name="P10" style:family="paragraph">
      <loext:graphic-properties draw:fill="solid" draw:fill-color="#ffd320"/>
      <style:paragraph-properties fo:text-align="center"/>
      <style:text-properties style:font-name="Liberation Sans Narrow" fo:font-weight="bold" style:font-weight-asian="bold" style:font-weight-complex="bold"/>
    </style:style>
    <style:style style:name="P11" style:family="paragraph">
      <loext:graphic-properties draw:fill="solid" draw:fill-color="#ffffcc"/>
      <style:paragraph-properties fo:text-align="center"/>
      <style:text-properties style:font-name="Liberation Sans Narrow"/>
    </style:style>
    <style:style style:name="P12" style:family="paragraph">
      <loext:graphic-properties draw:fill="solid" draw:fill-color="#ffcc99"/>
      <style:paragraph-properties fo:text-align="center"/>
      <style:text-properties style:font-name="Liberation Sans Narrow"/>
    </style:style>
    <style:style style:name="P13" style:family="paragraph">
      <loext:graphic-properties draw:fill="solid" draw:fill-color="#c0c0c0"/>
      <style:paragraph-properties fo:text-align="center"/>
      <style:text-properties style:font-name="Liberation Sans Narrow" fo:font-weight="bold" style:font-weight-asian="bold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font-name="Liberation Sans Narrow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Liberation Sans Narrow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489cm" svg:height="1.55cm" svg:x="1.26cm" svg:y="7.14cm">
          <text:p text:style-name="P1"><text:span text:style-name="T1">NODE 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488cm" svg:height="1.549cm" svg:x="5.115cm" svg:y="7.141cm">
          <text:p text:style-name="P1"><text:span text:style-name="T1">NODE 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89cm" svg:height="1.549cm" svg:x="14.751cm" svg:y="7.141cm">
          <text:p text:style-name="P1"><text:span text:style-name="T1">NODE 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89cm" svg:height="1.55cm" svg:x="8.969cm" svg:y="7.141cm">
          <text:p text:style-name="P1"><text:span text:style-name="T1">NODE 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489cm" svg:height="0.775cm" svg:x="1.261cm" svg:y="9.311cm">
          <text:p text:style-name="P1"><text:span text:style-name="T3">Featur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3.489cm" svg:height="0.775cm" svg:x="1.262cm" svg:y="10.474cm">
          <text:p text:style-name="P1"><text:span text:style-name="T3">Featur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3.489cm" svg:height="0.774cm" svg:x="1.263cm" svg:y="12.863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489cm" svg:height="0.774cm" svg:x="1.264cm" svg:y="14.026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.488cm" svg:height="1.551cm" svg:x="6.316cm" svg:y="2.282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3.489cm" svg:height="1.551cm" svg:x="13.701cm" svg:y="2.282cm">
          <text:p text:style-name="P1"><text:span text:style-name="T1">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8.06cm" svg:y1="3.833cm" svg:x2="3.004cm" svg:y2="7.14cm" draw:start-shape="id1" draw:start-glue-point="2" draw:end-shape="id2" draw:end-glue-point="0" svg:d="M8060 3833c0 2481-5056 828-5056 3307" svg:viewBox="0 0 5057 3308">
          <text:p/>
        </draw:connector>
        <draw:connector draw:style-name="gr5" draw:text-style-name="P6" draw:layer="layout" draw:type="curve" svg:x1="8.06cm" svg:y1="3.833cm" svg:x2="6.859cm" svg:y2="7.141cm" draw:start-shape="id1" draw:start-glue-point="2" draw:end-shape="id3" draw:end-glue-point="0" svg:d="M8060 3833c0 2481-1201 827-1201 3308" svg:viewBox="0 0 1202 3309">
          <text:p/>
        </draw:connector>
        <draw:connector draw:style-name="gr5" draw:text-style-name="P6" draw:layer="layout" draw:type="curve" svg:x1="15.445cm" svg:y1="3.833cm" svg:x2="16.495cm" svg:y2="7.141cm" draw:start-shape="id4" draw:start-glue-point="2" draw:end-shape="id5" draw:end-glue-point="0" svg:d="M15445 3833c0 2481 1050 827 1050 3308" svg:viewBox="0 0 1051 3309">
          <text:p/>
        </draw:connector>
        <draw:connector draw:style-name="gr5" draw:text-style-name="P6" draw:layer="layout" draw:type="curve" svg:x1="15.445cm" svg:y1="3.833cm" svg:x2="10.713cm" svg:y2="7.141cm" draw:start-shape="id4" draw:start-glue-point="2" draw:end-shape="id6" draw:end-glue-point="0" svg:d="M15445 3833c0 2481-4732 827-4732 3308" svg:viewBox="0 0 4733 3309">
          <text:p/>
        </draw:connector>
        <draw:connector draw:style-name="gr5" draw:text-style-name="P6" draw:layer="layout" draw:type="curve" svg:x1="15.445cm" svg:y1="3.833cm" svg:x2="6.859cm" svg:y2="7.141cm" draw:start-shape="id4" draw:start-glue-point="2" draw:end-shape="id3" draw:end-glue-point="0" svg:d="M15445 3833c0 2481-8586 827-8586 3308" svg:viewBox="0 0 8587 3309">
          <text:p/>
        </draw:connector>
        <draw:connector draw:style-name="gr5" draw:text-style-name="P6" draw:layer="layout" draw:type="curve" svg:x1="4.749cm" svg:y1="12.023cm" svg:x2="10.713cm" svg:y2="8.691cm" draw:start-shape="id7" draw:start-glue-point="1" draw:end-shape="id6" draw:end-glue-point="2" svg:d="M4749 12023c3976 0 5964-1110 5964-3332" svg:viewBox="0 0 5965 3333">
          <text:p/>
        </draw:connector>
        <draw:custom-shape draw:style-name="gr2" draw:text-style-name="P3" xml:id="id8" draw:id="id8" draw:layer="layout" svg:width="3.489cm" svg:height="0.775cm" svg:x="14.751cm" svg:y="9.311cm">
          <text:p text:style-name="P1"><text:span text:style-name="T3">Featur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489cm" svg:height="0.775cm" svg:x="14.751cm" svg:y="10.474cm">
          <text:p text:style-name="P1"><text:span text:style-name="T3">Featur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489cm" svg:height="0.775cm" svg:x="14.751cm" svg:y="12.799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489cm" svg:height="0.774cm" svg:x="1.26cm" svg:y="11.636cm">
          <text:p text:style-name="P1"><text:span text:style-name="T3">Featur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6.859cm" svg:y1="8.69cm" svg:x2="14.751cm" svg:y2="9.698cm" draw:start-shape="id3" draw:start-glue-point="2" draw:end-shape="id8" draw:end-glue-point="3" svg:d="M6859 8690c0 672 2630 1008 7892 1008" svg:viewBox="0 0 7893 1009">
          <text:p/>
        </draw:connector>
        <draw:custom-shape draw:style-name="gr6" draw:text-style-name="P7" xml:id="id33" draw:id="id33" draw:layer="layout" svg:width="3.489cm" svg:height="0.775cm" svg:x="19.401cm" svg:y="3.81cm">
          <text:p text:style-name="P1"><text:span text:style-name="T3">Ra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8" draw:id="id28" draw:layer="layout" svg:width="3.489cm" svg:height="0.775cm" svg:x="19.402cm" svg:y="6.26cm">
          <text:p text:style-name="P1"><text:span text:style-name="T4">Super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9" draw:id="id29" draw:layer="layout" svg:width="3.488cm" svg:height="0.775cm" svg:x="19.403cm" svg:y="7.51cm">
          <text:p text:style-name="P1"><text:span text:style-name="T4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3.489cm" svg:height="0.774cm" svg:x="19.402cm" svg:y="2.662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7.19cm" svg:y1="3.057cm" svg:x2="19.402cm" svg:y2="3.049cm" draw:start-shape="id4" draw:start-glue-point="1" draw:end-shape="id9" draw:end-glue-point="3" svg:d="M17190 3057c1659 0 553-8 2212-8" svg:viewBox="0 0 2213 9">
          <text:p/>
        </draw:connector>
        <draw:custom-shape draw:style-name="gr7" draw:text-style-name="P9" xml:id="id10" draw:id="id10" draw:layer="layout" svg:width="3.489cm" svg:height="0.774cm" svg:x="1.302cm" svg:y="2.67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4.791cm" svg:y1="3.057cm" svg:x2="6.316cm" svg:y2="3.057cm" draw:start-shape="id10" draw:start-glue-point="1" draw:end-shape="id1" draw:end-glue-point="3" svg:d="M4791 3057h1525" svg:viewBox="0 0 1526 1">
          <text:p/>
        </draw:connector>
        <draw:connector draw:style-name="gr8" draw:text-style-name="P6" xml:id="id11" draw:id="id11" draw:layer="layout" draw:type="curve" svg:x1="3.004cm" svg:y1="8.69cm" svg:x2="3.004cm" svg:y2="8.69cm" draw:start-shape="id2" draw:start-glue-point="2" draw:end-shape="id2" draw:end-glue-point="2" svg:d="M3004 8690z" svg:viewBox="0 0 1 1">
          <text:p/>
        </draw:connector>
        <draw:connector draw:style-name="gr9" draw:text-style-name="P6" draw:layer="layout" draw:type="curve" svg:x1="3.004cm" svg:y1="8.69cm" svg:x2="3.005cm" svg:y2="9.311cm" draw:start-shape="id11" draw:start-glue-point="0" draw:end-shape="id12" draw:end-glue-point="0" svg:d="M3004 8690c1 0 1 207 1 621" svg:viewBox="0 0 2 622">
          <text:p/>
        </draw:connector>
        <draw:connector draw:style-name="gr9" draw:text-style-name="P6" draw:layer="layout" draw:type="curve" svg:x1="16.495cm" svg:y1="8.69cm" svg:x2="16.495cm" svg:y2="9.311cm" draw:start-shape="id5" draw:start-glue-point="2" draw:end-shape="id8" draw:end-glue-point="0" svg:d="M16495 8690v621" svg:viewBox="0 0 1 622">
          <text:p/>
        </draw:connector>
        <draw:custom-shape draw:style-name="gr10" draw:text-style-name="P10" xml:id="id18" draw:id="id18" draw:layer="layout" svg:width="3.488cm" svg:height="1.575cm" svg:x="24.9cm" svg:y="2.27cm">
          <text:p text:style-name="P1"><text:span text:style-name="T1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3.005cm" svg:y1="10.086cm" svg:x2="3.006cm" svg:y2="10.474cm" draw:start-shape="id12" draw:start-glue-point="2" draw:end-shape="id13" draw:end-glue-point="0" svg:d="M3005 10086v194h1v194" svg:viewBox="0 0 2 389">
          <text:p/>
        </draw:connector>
        <draw:connector draw:style-name="gr11" draw:text-style-name="P1" draw:layer="layout" svg:x1="3.006cm" svg:y1="11.249cm" svg:x2="3.004cm" svg:y2="11.636cm" draw:start-shape="id13" draw:start-glue-point="2" draw:end-shape="id7" draw:end-glue-point="0" svg:d="M3006 11249v194h-2v193" svg:viewBox="0 0 3 388">
          <text:p/>
        </draw:connector>
        <draw:connector draw:style-name="gr11" draw:text-style-name="P1" draw:layer="layout" svg:x1="3.004cm" svg:y1="12.41cm" svg:x2="3.007cm" svg:y2="12.863cm" draw:start-shape="id7" draw:start-glue-point="2" draw:end-shape="id14" draw:end-glue-point="0" svg:d="M3004 12410v227h3v226" svg:viewBox="0 0 4 454">
          <text:p/>
        </draw:connector>
        <draw:connector draw:style-name="gr11" draw:text-style-name="P1" draw:layer="layout" svg:x1="3.007cm" svg:y1="13.637cm" svg:x2="3.008cm" svg:y2="14.026cm" draw:start-shape="id14" draw:start-glue-point="2" draw:end-shape="id15" draw:end-glue-point="0" svg:d="M3007 13637v195h1v194" svg:viewBox="0 0 2 390">
          <text:p/>
        </draw:connector>
        <draw:connector draw:style-name="gr11" draw:text-style-name="P1" draw:layer="layout" svg:x1="16.495cm" svg:y1="10.086cm" svg:x2="16.495cm" svg:y2="10.474cm" draw:start-shape="id8" draw:start-glue-point="2" draw:end-shape="id16" draw:end-glue-point="0" svg:d="M16495 10086v388" svg:viewBox="0 0 1 389">
          <text:p/>
        </draw:connector>
        <draw:connector draw:style-name="gr11" draw:text-style-name="P1" draw:layer="layout" svg:x1="16.495cm" svg:y1="11.249cm" svg:x2="16.495cm" svg:y2="12.799cm" draw:start-shape="id16" draw:start-glue-point="2" draw:end-shape="id17" draw:end-glue-point="0" svg:d="M16495 11249v1550" svg:viewBox="0 0 1 1551">
          <text:p/>
        </draw:connector>
        <draw:connector draw:style-name="gr12" draw:text-style-name="P6" draw:layer="layout" draw:type="curve" svg:x1="10.713cm" svg:y1="8.691cm" svg:x2="14.751cm" svg:y2="10.861cm" draw:start-shape="id6" draw:start-glue-point="2" draw:end-shape="id16" draw:end-glue-point="3" svg:d="M10713 8691c0 1447 1346 2170 4038 2170" svg:viewBox="0 0 4039 2171">
          <text:p/>
        </draw:connector>
        <draw:connector draw:style-name="gr12" draw:text-style-name="P6" draw:layer="layout" draw:type="curve" draw:line-skew="-0.592cm" svg:x1="15.445cm" svg:y1="2.282cm" svg:x2="26.644cm" svg:y2="2.27cm" draw:start-shape="id4" draw:start-glue-point="0" draw:end-shape="id18" draw:end-glue-point="0" svg:d="M15445 2282c0-1659 11199-1653 11199-12" svg:viewBox="0 0 11200 1245">
          <text:p/>
        </draw:connector>
        <draw:custom-shape draw:style-name="gr2" draw:text-style-name="P3" xml:id="id19" draw:id="id19" draw:layer="layout" svg:width="3.489cm" svg:height="0.774cm" svg:x="1.264cm" svg:y="15.239cm">
          <text:p text:style-name="P1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3.008cm" svg:y1="14.8cm" svg:x2="3.008cm" svg:y2="15.239cm" draw:start-shape="id15" draw:start-glue-point="2" draw:end-shape="id19" draw:end-glue-point="0" svg:d="M3008 14800v439" svg:viewBox="0 0 1 440">
          <text:p/>
        </draw:connector>
        <draw:custom-shape draw:style-name="gr2" draw:text-style-name="P3" xml:id="id20" draw:id="id20" draw:layer="layout" svg:width="3.489cm" svg:height="0.774cm" svg:x="14.751cm" svg:y="13.964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489cm" svg:height="0.774cm" svg:x="14.751cm" svg:y="15.127cm">
          <text:p text:style-name="P1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6.495cm" svg:y1="14.738cm" svg:x2="16.495cm" svg:y2="15.127cm" draw:start-shape="id20" draw:start-glue-point="2" draw:end-shape="id21" draw:end-glue-point="0" svg:d="M16495 14738v389" svg:viewBox="0 0 1 390">
          <text:p/>
        </draw:connector>
        <draw:custom-shape draw:style-name="gr2" draw:text-style-name="P3" xml:id="id22" draw:id="id22" draw:layer="layout" svg:width="3.489cm" svg:height="0.774cm" svg:x="14.751cm" svg:y="16.34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16.495cm" svg:y1="15.901cm" svg:x2="16.495cm" svg:y2="16.34cm" draw:start-shape="id21" draw:start-glue-point="2" draw:end-shape="id22" draw:end-glue-point="0" svg:d="M16495 15901v439" svg:viewBox="0 0 1 440">
          <text:p/>
        </draw:connector>
        <draw:connector draw:style-name="gr13" draw:text-style-name="P6" draw:layer="layout" draw:type="curve" svg:x1="16.495cm" svg:y1="13.964cm" svg:x2="16.495cm" svg:y2="13.574cm" draw:start-shape="id20" draw:start-glue-point="0" draw:end-shape="id17" draw:end-glue-point="2" svg:d="M16495 13964v-390" svg:viewBox="0 0 1 391">
          <text:p/>
        </draw:connector>
        <draw:custom-shape draw:style-name="gr14" draw:text-style-name="P11" xml:id="id23" draw:id="id23" draw:layer="layout" svg:width="3.489cm" svg:height="0.775cm" svg:x="24.9cm" svg:y="4.625cm">
          <text:p text:style-name="P1"><text:span text:style-name="T3">Table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3.845cm" svg:x2="26.644cm" svg:y2="4.625cm" draw:start-shape="id18" draw:start-glue-point="2" draw:end-shape="id23" draw:end-glue-point="0" svg:d="M26644 3845v780" svg:viewBox="0 0 1 781">
          <text:p/>
        </draw:connector>
        <draw:custom-shape draw:style-name="gr15" draw:text-style-name="P12" xml:id="id24" draw:id="id24" draw:layer="layout" svg:width="3.489cm" svg:height="0.775cm" svg:x="24.9cm" svg:y="5.8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5.825cm" svg:x2="26.644cm" svg:y2="5.4cm" draw:start-shape="id24" draw:start-glue-point="0" draw:end-shape="id23" draw:end-glue-point="2" svg:d="M26644 5825v-425" svg:viewBox="0 0 1 426">
          <text:p/>
        </draw:connector>
        <draw:custom-shape draw:style-name="gr14" draw:text-style-name="P11" xml:id="id25" draw:id="id25" draw:layer="layout" svg:width="3.489cm" svg:height="0.775cm" svg:x="24.9cm" svg:y="7.025cm">
          <text:p text:style-name="P1"><text:span text:style-name="T3">CSV 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6.6cm" svg:x2="26.644cm" svg:y2="7.025cm" draw:start-shape="id24" draw:start-glue-point="2" draw:end-shape="id25" draw:end-glue-point="0" svg:d="M26644 6600v425" svg:viewBox="0 0 1 426">
          <text:p/>
        </draw:connector>
        <draw:custom-shape draw:style-name="gr14" draw:text-style-name="P11" draw:layer="layout" svg:width="3.489cm" svg:height="0.775cm" svg:x="24.9cm" svg:y="5.8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26" draw:id="id26" draw:layer="layout" svg:width="3.488cm" svg:height="1.575cm" svg:x="24.9cm" svg:y="14cm">
          <text:p text:style-name="P1"><text:span text:style-name="T1">Gaz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27" draw:id="id27" draw:layer="layout" svg:width="3.489cm" svg:height="0.775cm" svg:x="24.9cm" svg:y="16.355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15.575cm" svg:x2="26.644cm" svg:y2="16.355cm" draw:start-shape="id26" draw:start-glue-point="2" draw:end-shape="id27" draw:end-glue-point="0" svg:d="M26644 15575v780" svg:viewBox="0 0 1 781">
          <text:p/>
        </draw:connector>
        <draw:connector draw:style-name="gr18" draw:text-style-name="P6" draw:layer="layout" draw:type="curve" svg:x1="24.9cm" svg:y1="14.787cm" svg:x2="18.24cm" svg:y2="16.727cm" draw:start-shape="id26" draw:start-glue-point="3" draw:end-shape="id22" draw:end-glue-point="1" svg:d="M24900 14787c-4995 0-1665 1940-6660 1940" svg:viewBox="0 0 6661 1941">
          <text:p/>
        </draw:connector>
        <draw:custom-shape draw:style-name="gr6" draw:text-style-name="P8" xml:id="id30" draw:id="id30" draw:layer="layout" svg:width="3.488cm" svg:height="0.775cm" svg:x="19.404cm" svg:y="8.71cm">
          <text:p text:style-name="P1"><text:span text:style-name="T4">Ex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1.146cm" svg:y1="7.035cm" svg:x2="21.147cm" svg:y2="7.51cm" draw:start-shape="id28" draw:start-glue-point="2" draw:end-shape="id29" draw:end-glue-point="0" svg:d="M21146 7035c0 355 1 118 1 475" svg:viewBox="0 0 2 476">
          <text:p/>
        </draw:connector>
        <draw:connector draw:style-name="gr13" draw:text-style-name="P6" draw:layer="layout" draw:type="curve" svg:x1="21.147cm" svg:y1="8.285cm" svg:x2="21.148cm" svg:y2="8.71cm" draw:start-shape="id29" draw:start-glue-point="2" draw:end-shape="id30" draw:end-glue-point="0" svg:d="M21147 8285c0 318 1 106 1 425" svg:viewBox="0 0 2 426">
          <text:p/>
        </draw:connector>
        <draw:custom-shape draw:style-name="gr19" draw:text-style-name="P3" xml:id="id31" draw:id="id31" draw:layer="layout" svg:width="3.489cm" svg:height="0.774cm" svg:x="1.264cm" svg:y="16.44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3.008cm" svg:y1="16.013cm" svg:x2="3.008cm" svg:y2="16.44cm" draw:start-shape="id19" draw:start-glue-point="2" draw:end-shape="id31" draw:end-glue-point="0" svg:d="M3008 16013v427" svg:viewBox="0 0 1 428">
          <text:p/>
        </draw:connector>
        <draw:custom-shape draw:style-name="gr20" draw:text-style-name="P9" xml:id="id32" draw:id="id32" draw:layer="layout" svg:width="3.489cm" svg:height="0.774cm" svg:x="1.302cm" svg:y="1.371cm">
          <text:p text:style-name="P1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6.316cm" svg:y1="3.057cm" svg:x2="4.791cm" svg:y2="1.758cm" draw:start-shape="id1" draw:start-glue-point="3" draw:end-shape="id32" draw:end-glue-point="1" svg:d="M6316 3057h-501l-523-1299h-501" svg:viewBox="0 0 1526 1300">
          <text:p/>
        </draw:connector>
        <draw:connector draw:style-name="gr8" draw:text-style-name="P6" draw:layer="layout" draw:type="lines" svg:x1="17.19cm" svg:y1="3.057cm" svg:x2="19.401cm" svg:y2="4.197cm" draw:start-shape="id4" draw:start-glue-point="1" draw:end-shape="id33" draw:end-glue-point="3" svg:d="M17190 3057h501l1208 1140h502" svg:viewBox="0 0 2212 1141">
          <text:p/>
        </draw:connector>
        <draw:connector draw:style-name="gr8" draw:text-style-name="P6" draw:layer="layout" draw:type="lines" svg:x1="17.19cm" svg:y1="3.057cm" svg:x2="19.402cm" svg:y2="6.647cm" draw:start-shape="id4" draw:start-glue-point="1" draw:end-shape="id28" draw:end-glue-point="3" svg:d="M17190 3057h501l1209 3590h502" svg:viewBox="0 0 2213 3591">
          <text:p/>
        </draw:connector>
        <draw:custom-shape draw:style-name="gr20" draw:text-style-name="P9" xml:id="id34" draw:id="id34" draw:layer="layout" svg:width="3.489cm" svg:height="0.774cm" svg:x="19.411cm" svg:y="1.472cm">
          <text:p text:style-name="P1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17.19cm" svg:y1="3.057cm" svg:x2="19.411cm" svg:y2="1.859cm" draw:start-shape="id4" draw:start-glue-point="1" draw:end-shape="id34" draw:end-glue-point="3" svg:d="M17190 3057h501l1218-1198h502" svg:viewBox="0 0 2222 1199">
          <text:p/>
        </draw:connector>
        <draw:custom-shape draw:style-name="gr21" draw:text-style-name="P7" xml:id="id37" draw:id="id37" draw:layer="layout" svg:width="3.489cm" svg:height="0.775cm" svg:x="19.401cm" svg:y="5.01cm">
          <text:p text:style-name="P1"><text:span text:style-name="T3">Raw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35" draw:id="id35" draw:layer="layout" svg:width="3.489cm" svg:height="0.775cm" svg:x="14.752cm" svg:y="17.6cm">
          <text:p text:style-name="P1"><text:span text:style-name="T3">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36" draw:id="id36" draw:layer="layout" svg:width="3.489cm" svg:height="0.775cm" svg:x="14.752cm" svg:y="18.8cm">
          <text:p text:style-name="P1"><text:span text:style-name="T3">Proc para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6.495cm" svg:y1="17.114cm" svg:x2="16.496cm" svg:y2="17.6cm" draw:start-shape="id22" draw:start-glue-point="2" draw:end-shape="id35" draw:end-glue-point="0" svg:d="M16495 17114l1 486" svg:viewBox="0 0 2 487">
          <text:p/>
        </draw:connector>
        <draw:connector draw:style-name="gr8" draw:text-style-name="P6" draw:layer="layout" draw:type="line" svg:x1="16.496cm" svg:y1="18.375cm" svg:x2="16.496cm" svg:y2="18.8cm" draw:start-shape="id35" draw:start-glue-point="2" draw:end-shape="id36" draw:end-glue-point="0" svg:d="M16496 18375v425" svg:viewBox="0 0 1 426">
          <text:p/>
        </draw:connector>
        <draw:connector draw:style-name="gr8" draw:text-style-name="P6" draw:layer="layout" draw:type="line" svg:x1="21.145cm" svg:y1="4.585cm" svg:x2="21.145cm" svg:y2="5.01cm" draw:start-shape="id33" draw:start-glue-point="2" draw:end-shape="id37" draw:end-glue-point="0" svg:d="M21145 4585v425" svg:viewBox="0 0 1 4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Beauducel</meta:initial-creator>
    <meta:creation-date>2014-08-02T13:44:22.976587000</meta:creation-date>
    <dc:date>2018-11-08T10:50:05.496332072</dc:date>
    <dc:creator>François Beauducel</dc:creator>
    <meta:editing-duration>PT13H25M5S</meta:editing-duration>
    <meta:editing-cycles>19</meta:editing-cycles>
    <meta:generator>LibreOffice/6.0.1.1$MacOSX_X86_64 LibreOffice_project/60bfb1526849283ce2491346ed2aa51c465abfe6</meta:generator>
    <meta:document-statistic meta:object-count="76"/>
  </office:meta>
</office:document-meta>
</file>